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75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149.19pt"/>
    </style:style>
    <style:style style:name="co4" style:family="table-column">
      <style:table-column-properties fo:break-before="auto" style:column-width="201.8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26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22"/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/>
      <table:table table:name="Коефициенти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1" table:default-cell-style-name="Default"/>
        <table:table-column table:style-name="co6" table:number-columns-repeated="987" table:default-cell-style-name="Default"/>
        <table:table-row table:style-name="ro1">
          <table:table-cell office:value-type="string" calcext:value-type="string">
            <text:p>Lucky Six при сфера с 90 топки от която се теглят 3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шеста топка в тало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6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office:value-type="float" office:value="0.388282426" calcext:value-type="float">
            <text:p>0.388282426</text:p>
          </table:table-cell>
          <table:table-cell office:value-type="float" office:value="0.46955682" calcext:value-type="float">
            <text:p>0.46955682</text:p>
          </table:table-cell>
          <table:table-cell office:value-type="float" office:value="0.132476999" calcext:value-type="float">
            <text:p>0.132476999</text:p>
          </table:table-cell>
          <table:table-cell office:value-type="float" office:value="0.00954989" calcext:value-type="float">
            <text:p>0.00954989</text:p>
          </table:table-cell>
          <table:table-cell office:value-type="float" office:value="0.000133716" calcext:value-type="float">
            <text:p>0.000133716</text:p>
          </table:table-cell>
          <table:table-cell office:value-type="float" office:value="0.000000149" calcext:value-type="float">
            <text:p>0.00000014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2.35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6" table:formula="of:= 100 * [.G10] * [.G11]" office:value-type="float" office:value="91.24637011" calcext:value-type="float">
            <text:p>91.25</text:p>
          </table:table-cell>
          <table:table-cell table:style-name="ce6" table:formula="of:= 100 * [.H10] * [.H11]" office:value-type="float" office:value="93.911364" calcext:value-type="float">
            <text:p>93.91</text:p>
          </table:table-cell>
          <table:table-cell table:style-name="ce6" table:formula="of:= 100 * [.I10] * [.I11]" office:value-type="float" office:value="92.7338993" calcext:value-type="float">
            <text:p>92.73</text:p>
          </table:table-cell>
          <table:table-cell table:style-name="ce6" table:formula="of:= 100 * SUM([.J10:.Q10]) * [.J11]" office:value-type="float" office:value="91.9956725" calcext:value-type="float">
            <text:p>92.00</text:p>
          </table:table-cell>
          <table:table-cell table:style-name="ce6" table:number-columns-repeated="7"/>
          <table:table-cell table:number-columns-repeated="1007"/>
        </table:table-row>
        <table:table-row table:style-name="ro1">
          <table:table-cell table:number-columns-repeated="6"/>
          <table:table-cell table:style-name="ce6" table:number-columns-repeated="11"/>
          <table:table-cell table:number-columns-repeated="1007"/>
        </table:table-row>
        <table:table-row table:style-name="ro1">
          <table:table-cell office:value-type="string" calcext:value-type="string">
            <text:p>Брой цветове с 7 или повече топки от един цвят: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table:formula="of:= 844121849 / 1000000000" office:value-type="float" office:value="0.844121849" calcext:value-type="float">
            <text:p>0.844121849</text:p>
          </table:table-cell>
          <table:table-cell table:formula="of:= 151064647 / 1000000000" office:value-type="float" office:value="0.151064647" calcext:value-type="float">
            <text:p>0.151064647</text:p>
          </table:table-cell>
          <table:table-cell table:formula="of:= 4790718 / 1000000000" office:value-type="float" office:value="0.004790718" calcext:value-type="float">
            <text:p>0.004790718</text:p>
          </table:table-cell>
          <table:table-cell table:formula="of:= 22779 / 1000000000" office:value-type="float" office:value="0.000022779" calcext:value-type="float">
            <text:p>0.000022779</text:p>
          </table:table-cell>
          <table:table-cell table:formula="of:= 7 / 1000000000" office:value-type="float" office:value="0.000000007" calcext:value-type="float">
            <text:p>0.000000007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formula="of:= 0 / 1000000000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1.1" calcext:value-type="float">
            <text:p>1.1</text:p>
          </table:table-cell>
          <table:table-cell office:value-type="float" office:value="6.1" calcext:value-type="float">
            <text:p>6.1</text:p>
          </table:table-cell>
          <table:table-cell office:value-type="float" office:value="190.1" calcext:value-type="float">
            <text:p>190.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6" table:formula="of:= 100 * [.G15] * [.G16]" office:value-type="float" office:value="92.85340339" calcext:value-type="float">
            <text:p>92.85</text:p>
          </table:table-cell>
          <table:table-cell table:style-name="ce6" table:formula="of:= 100 * [.H15] * [.H16]" office:value-type="float" office:value="92.14943467" calcext:value-type="float">
            <text:p>92.15</text:p>
          </table:table-cell>
          <table:table-cell table:formula="of:= 100 * SUM([.I15:.Q15]) * [.I16]" office:value-type="float" office:value="91.50471104" calcext:value-type="float">
            <text:p>91.50471104</text:p>
          </table:table-cell>
          <table:table-cell table:style-name="ce6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Брой топки за познаване</text:p>
          </table:table-cell>
          <table:table-cell table:style-name="ce1" office:value-type="string" calcext:value-type="string">
            <text:p>Залог за комбинация</text:p>
          </table:table-cell>
          <table:table-cell table:style-name="ce1" office:value-type="string" calcext:value-type="string">
            <text:p>Комбинации</text:p>
          </table:table-cell>
          <table:table-cell table:style-name="ce1" office:value-type="string" calcext:value-type="string">
            <text:p>Минимален общ залог</text:p>
          </table:table-cell>
          <table:table-cell table:style-name="ce1" office:value-type="string" calcext:value-type="string">
            <text:p>Обща вероятност за печалба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6</text:p>
          </table:table-cell>
          <table:table-cell table:style-name="ce3" table:formula="of:= [.D20] / [.C20]" office:value-type="float" office:value="1" calcext:value-type="float">
            <text:p>1.00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1 - [.G20]" office:value-type="float" office:value="0.9596" calcext:value-type="float">
            <text:p>0.9596</text:p>
          </table:table-cell>
          <table:table-cell table:style-name="ce5" office:value-type="string" calcext:value-type="string">
            <text:p>Вероятност</text:p>
          </table:table-cell>
          <table:table-cell table:formula="of:=404/10000" office:value-type="float" office:value="0.0404" calcext:value-type="float">
            <text:p>0.0404</text:p>
          </table:table-cell>
          <table:table-cell table:formula="of:=1/10000000000" office:value-type="float" office:value="0.0000000001" calcext:value-type="float">
            <text:p>1E-10</text:p>
          </table:table-cell>
          <table:table-cell table:formula="of:=1/10000000000" office:value-type="float" office:value="0.0000000001" calcext:value-type="float">
            <text:p>1E-10</text:p>
          </table:table-cell>
          <table:table-cell table:formula="of:=2/10000" office:value-type="float" office:value="0.0002" calcext:value-type="float">
            <text:p>0.0002</text:p>
          </table:table-cell>
          <table:table-cell table:formula="of:=4/10000" office:value-type="float" office:value="0.0004" calcext:value-type="float">
            <text:p>0.0004</text:p>
          </table:table-cell>
          <table:table-cell table:formula="of:=8/10000" office:value-type="float" office:value="0.0008" calcext:value-type="float">
            <text:p>0.0008</text:p>
          </table:table-cell>
          <table:table-cell table:formula="of:=16/10000" office:value-type="float" office:value="0.0016" calcext:value-type="float">
            <text:p>0.0016</text:p>
          </table:table-cell>
          <table:table-cell table:formula="of:=40/10000" office:value-type="float" office:value="0.004" calcext:value-type="float">
            <text:p>0.004</text:p>
          </table:table-cell>
          <table:table-cell table:formula="of:=67/10000" office:value-type="float" office:value="0.0067" calcext:value-type="float">
            <text:p>0.0067</text:p>
          </table:table-cell>
          <table:table-cell table:formula="of:=108/10000" office:value-type="float" office:value="0.0108" calcext:value-type="float">
            <text:p>0.0108</text:p>
          </table:table-cell>
          <table:table-cell table:formula="of:=148/10000" office:value-type="float" office:value="0.0148" calcext:value-type="float">
            <text:p>0.0148</text:p>
          </table:table-cell>
          <table:table-cell table:formula="of:=232/10000" office:value-type="float" office:value="0.0232" calcext:value-type="float">
            <text:p>0.0232</text:p>
          </table:table-cell>
          <table:table-cell table:formula="of:=334/10000" office:value-type="float" office:value="0.0334" calcext:value-type="float">
            <text:p>0.0334</text:p>
          </table:table-cell>
          <table:table-cell table:formula="of:=493/10000" office:value-type="float" office:value="0.0493" calcext:value-type="float">
            <text:p>0.0493</text:p>
          </table:table-cell>
          <table:table-cell table:formula="of:=704/10000" office:value-type="float" office:value="0.0704" calcext:value-type="float">
            <text:p>0.0704</text:p>
          </table:table-cell>
          <table:table-cell table:formula="of:=1051/10000" office:value-type="float" office:value="0.1051" calcext:value-type="float">
            <text:p>0.1051</text:p>
          </table:table-cell>
          <table:table-cell table:formula="of:=1260/10000" office:value-type="float" office:value="0.126" calcext:value-type="float">
            <text:p>0.126</text:p>
          </table:table-cell>
          <table:table-cell table:formula="of:=1645/10000" office:value-type="float" office:value="0.1645" calcext:value-type="float">
            <text:p>0.1645</text:p>
          </table:table-cell>
          <table:table-cell table:formula="of:=2076/10000" office:value-type="float" office:value="0.2076" calcext:value-type="float">
            <text:p>0.2076</text:p>
          </table:table-cell>
          <table:table-cell table:formula="of:=2791/10000" office:value-type="float" office:value="0.2791" calcext:value-type="float">
            <text:p>0.2791</text:p>
          </table:table-cell>
          <table:table-cell table:formula="of:=3471/10000" office:value-type="float" office:value="0.3471" calcext:value-type="float">
            <text:p>0.3471</text:p>
          </table:table-cell>
          <table:table-cell table:formula="of:=4282/10000" office:value-type="float" office:value="0.4282" calcext:value-type="float">
            <text:p>0.4282</text:p>
          </table:table-cell>
          <table:table-cell table:formula="of:=5306/10000" office:value-type="float" office:value="0.5306" calcext:value-type="float">
            <text:p>0.5306</text:p>
          </table:table-cell>
          <table:table-cell table:formula="of:=6578/10000" office:value-type="float" office:value="0.6578" calcext:value-type="float">
            <text:p>0.6578</text:p>
          </table:table-cell>
          <table:table-cell table:formula="of:=7896/10000" office:value-type="float" office:value="0.7896" calcext:value-type="float">
            <text:p>0.7896</text:p>
          </table:table-cell>
          <table:table-cell table:formula="of:=9423/10000" office:value-type="float" office:value="0.9423" calcext:value-type="float">
            <text:p>0.9423</text:p>
          </table:table-cell>
          <table:table-cell table:formula="of:=11514/10000" office:value-type="float" office:value="1.1514" calcext:value-type="float">
            <text:p>1.1514</text:p>
          </table:table-cell>
          <table:table-cell table:formula="of:=13657/10000" office:value-type="float" office:value="1.3657" calcext:value-type="float">
            <text:p>1.3657</text:p>
          </table:table-cell>
          <table:table-cell table:formula="of:=16105/10000" office:value-type="float" office:value="1.6105" calcext:value-type="float">
            <text:p>1.6105</text:p>
          </table:table-cell>
          <table:table-cell table:formula="of:=19060/10000" office:value-type="float" office:value="1.906" calcext:value-type="float">
            <text:p>1.906</text:p>
          </table:table-cell>
          <table:table-cell table:formula="of:=22312/10000" office:value-type="float" office:value="2.2312" calcext:value-type="float">
            <text:p>2.231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7</text:p>
          </table:table-cell>
          <table:table-cell table:style-name="ce3" table:formula="of:= [.D21] / [.C21]" office:value-type="float" office:value="0.142857142857143" calcext:value-type="float">
            <text:p>0.14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 1 - [.G21]" office:value-type="float" office:value="0.9925" calcext:value-type="float">
            <text:p>0.9925</text:p>
          </table:table-cell>
          <table:table-cell table:style-name="ce5" office:value-type="string" calcext:value-type="string">
            <text:p>Вероятност</text:p>
          </table:table-cell>
          <table:table-cell table:formula="of:=75/10000" office:value-type="float" office:value="0.0075" calcext:value-type="float">
            <text:p>0.0075</text:p>
          </table:table-cell>
          <table:table-cell table:formula="of:=1/10000000000" office:value-type="float" office:value="0.0000000001" calcext:value-type="float">
            <text:p>1E-10</text:p>
          </table:table-cell>
          <table:table-cell table:formula="of:=5/10000" office:value-type="float" office:value="0.0005" calcext:value-type="float">
            <text:p>0.0005</text:p>
          </table:table-cell>
          <table:table-cell table:formula="of:=19/10000" office:value-type="float" office:value="0.0019" calcext:value-type="float">
            <text:p>0.0019</text:p>
          </table:table-cell>
          <table:table-cell table:formula="of:=35/10000" office:value-type="float" office:value="0.0035" calcext:value-type="float">
            <text:p>0.0035</text:p>
          </table:table-cell>
          <table:table-cell table:formula="of:=66/10000" office:value-type="float" office:value="0.0066" calcext:value-type="float">
            <text:p>0.0066</text:p>
          </table:table-cell>
          <table:table-cell table:formula="of:=137/10000" office:value-type="float" office:value="0.0137" calcext:value-type="float">
            <text:p>0.0137</text:p>
          </table:table-cell>
          <table:table-cell table:formula="of:=260/10000" office:value-type="float" office:value="0.026" calcext:value-type="float">
            <text:p>0.026</text:p>
          </table:table-cell>
          <table:table-cell table:formula="of:=435/10000" office:value-type="float" office:value="0.0435" calcext:value-type="float">
            <text:p>0.0435</text:p>
          </table:table-cell>
          <table:table-cell table:formula="of:=755/10000" office:value-type="float" office:value="0.0755" calcext:value-type="float">
            <text:p>0.0755</text:p>
          </table:table-cell>
          <table:table-cell table:formula="of:=1111/10000" office:value-type="float" office:value="0.1111" calcext:value-type="float">
            <text:p>0.1111</text:p>
          </table:table-cell>
          <table:table-cell table:formula="of:=1700/10000" office:value-type="float" office:value="0.17" calcext:value-type="float">
            <text:p>0.17</text:p>
          </table:table-cell>
          <table:table-cell table:formula="of:=2499/10000" office:value-type="float" office:value="0.2499" calcext:value-type="float">
            <text:p>0.2499</text:p>
          </table:table-cell>
          <table:table-cell table:formula="of:=3519/10000" office:value-type="float" office:value="0.3519" calcext:value-type="float">
            <text:p>0.3519</text:p>
          </table:table-cell>
          <table:table-cell table:formula="of:=4863/10000" office:value-type="float" office:value="0.4863" calcext:value-type="float">
            <text:p>0.4863</text:p>
          </table:table-cell>
          <table:table-cell table:formula="of:=6594/10000" office:value-type="float" office:value="0.6594" calcext:value-type="float">
            <text:p>0.6594</text:p>
          </table:table-cell>
          <table:table-cell table:formula="of:=8630/10000" office:value-type="float" office:value="0.863" calcext:value-type="float">
            <text:p>0.863</text:p>
          </table:table-cell>
          <table:table-cell table:formula="of:=11316/10000" office:value-type="float" office:value="1.1316" calcext:value-type="float">
            <text:p>1.1316</text:p>
          </table:table-cell>
          <table:table-cell table:formula="of:=14709/10000" office:value-type="float" office:value="1.4709" calcext:value-type="float">
            <text:p>1.4709</text:p>
          </table:table-cell>
          <table:table-cell table:formula="of:=18966/10000" office:value-type="float" office:value="1.8966" calcext:value-type="float">
            <text:p>1.8966</text:p>
          </table:table-cell>
          <table:table-cell table:formula="of:=23997/10000" office:value-type="float" office:value="2.3997" calcext:value-type="float">
            <text:p>2.3997</text:p>
          </table:table-cell>
          <table:table-cell table:formula="of:=29855/10000" office:value-type="float" office:value="2.9855" calcext:value-type="float">
            <text:p>2.9855</text:p>
          </table:table-cell>
          <table:table-cell table:formula="of:=36976/10000" office:value-type="float" office:value="3.6976" calcext:value-type="float">
            <text:p>3.6976</text:p>
          </table:table-cell>
          <table:table-cell table:formula="of:=45663/10000" office:value-type="float" office:value="4.5663" calcext:value-type="float">
            <text:p>4.5663</text:p>
          </table:table-cell>
          <table:table-cell table:formula="of:=54888/10000" office:value-type="float" office:value="5.4888" calcext:value-type="float">
            <text:p>5.4888</text:p>
          </table:table-cell>
          <table:table-cell table:formula="of:=65973/10000" office:value-type="float" office:value="6.5973" calcext:value-type="float">
            <text:p>6.5973</text:p>
          </table:table-cell>
          <table:table-cell table:formula="of:=79952/10000" office:value-type="float" office:value="7.9952" calcext:value-type="float">
            <text:p>7.9952</text:p>
          </table:table-cell>
          <table:table-cell table:formula="of:=96218/10000" office:value-type="float" office:value="9.6218" calcext:value-type="float">
            <text:p>9.6218</text:p>
          </table:table-cell>
          <table:table-cell table:formula="of:=113263/10000" office:value-type="float" office:value="11.3263" calcext:value-type="float">
            <text:p>11.3263</text:p>
          </table:table-cell>
          <table:table-cell table:formula="of:=133411/10000" office:value-type="float" office:value="13.3411" calcext:value-type="float">
            <text:p>13.3411</text:p>
          </table:table-cell>
          <table:table-cell table:formula="of:=155869/10000" office:value-type="float" office:value="15.5869" calcext:value-type="float">
            <text:p>15.5869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8</text:p>
          </table:table-cell>
          <table:table-cell table:style-name="ce3" table:formula="of:= [.D22] / [.C22]" office:value-type="float" office:value="0.0357142857142857" calcext:value-type="float">
            <text:p>0.035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 1 - [.G22]" office:value-type="float" office:value="0.9974" calcext:value-type="float">
            <text:p>0.9974</text:p>
          </table:table-cell>
          <table:table-cell table:style-name="ce5" office:value-type="string" calcext:value-type="string">
            <text:p>Вероятност</text:p>
          </table:table-cell>
          <table:table-cell table:formula="of:=26/10000" office:value-type="float" office:value="0.0026" calcext:value-type="float">
            <text:p>0.0026</text:p>
          </table:table-cell>
          <table:table-cell table:formula="of:=1/10000" office:value-type="float" office:value="0.0001" calcext:value-type="float">
            <text:p>0.0001</text:p>
          </table:table-cell>
          <table:table-cell table:formula="of:=12/10000" office:value-type="float" office:value="0.0012" calcext:value-type="float">
            <text:p>0.0012</text:p>
          </table:table-cell>
          <table:table-cell table:formula="of:=64/10000" office:value-type="float" office:value="0.0064" calcext:value-type="float">
            <text:p>0.0064</text:p>
          </table:table-cell>
          <table:table-cell table:formula="of:=131/10000" office:value-type="float" office:value="0.0131" calcext:value-type="float">
            <text:p>0.0131</text:p>
          </table:table-cell>
          <table:table-cell table:formula="of:=306/10000" office:value-type="float" office:value="0.0306" calcext:value-type="float">
            <text:p>0.0306</text:p>
          </table:table-cell>
          <table:table-cell table:formula="of:=625/10000" office:value-type="float" office:value="0.0625" calcext:value-type="float">
            <text:p>0.0625</text:p>
          </table:table-cell>
          <table:table-cell table:formula="of:=1023/10000" office:value-type="float" office:value="0.1023" calcext:value-type="float">
            <text:p>0.1023</text:p>
          </table:table-cell>
          <table:table-cell table:formula="of:=1830/10000" office:value-type="float" office:value="0.183" calcext:value-type="float">
            <text:p>0.183</text:p>
          </table:table-cell>
          <table:table-cell table:formula="of:=2999/10000" office:value-type="float" office:value="0.2999" calcext:value-type="float">
            <text:p>0.2999</text:p>
          </table:table-cell>
          <table:table-cell table:formula="of:=4522/10000" office:value-type="float" office:value="0.4522" calcext:value-type="float">
            <text:p>0.4522</text:p>
          </table:table-cell>
          <table:table-cell table:formula="of:=6676/10000" office:value-type="float" office:value="0.6676" calcext:value-type="float">
            <text:p>0.6676</text:p>
          </table:table-cell>
          <table:table-cell table:formula="of:=9994/10000" office:value-type="float" office:value="0.9994" calcext:value-type="float">
            <text:p>0.9994</text:p>
          </table:table-cell>
          <table:table-cell table:formula="of:=14056/10000" office:value-type="float" office:value="1.4056" calcext:value-type="float">
            <text:p>1.4056</text:p>
          </table:table-cell>
          <table:table-cell table:formula="of:=19385/10000" office:value-type="float" office:value="1.9385" calcext:value-type="float">
            <text:p>1.9385</text:p>
          </table:table-cell>
          <table:table-cell table:formula="of:=26041/10000" office:value-type="float" office:value="2.6041" calcext:value-type="float">
            <text:p>2.6041</text:p>
          </table:table-cell>
          <table:table-cell table:formula="of:=34438/10000" office:value-type="float" office:value="3.4438" calcext:value-type="float">
            <text:p>3.4438</text:p>
          </table:table-cell>
          <table:table-cell table:formula="of:=45263/10000" office:value-type="float" office:value="4.5263" calcext:value-type="float">
            <text:p>4.5263</text:p>
          </table:table-cell>
          <table:table-cell table:formula="of:=59180/10000" office:value-type="float" office:value="5.918" calcext:value-type="float">
            <text:p>5.918</text:p>
          </table:table-cell>
          <table:table-cell table:formula="of:=75497/10000" office:value-type="float" office:value="7.5497" calcext:value-type="float">
            <text:p>7.5497</text:p>
          </table:table-cell>
          <table:table-cell table:formula="of:=96118/10000" office:value-type="float" office:value="9.6118" calcext:value-type="float">
            <text:p>9.6118</text:p>
          </table:table-cell>
          <table:table-cell table:formula="of:=119717/10000" office:value-type="float" office:value="11.9717" calcext:value-type="float">
            <text:p>11.9717</text:p>
          </table:table-cell>
          <table:table-cell table:formula="of:=147368/10000" office:value-type="float" office:value="14.7368" calcext:value-type="float">
            <text:p>14.7368</text:p>
          </table:table-cell>
          <table:table-cell table:formula="of:=183406/10000" office:value-type="float" office:value="18.3406" calcext:value-type="float">
            <text:p>18.3406</text:p>
          </table:table-cell>
          <table:table-cell table:formula="of:=222020/10000" office:value-type="float" office:value="22.202" calcext:value-type="float">
            <text:p>22.202</text:p>
          </table:table-cell>
          <table:table-cell table:formula="of:=267146/10000" office:value-type="float" office:value="26.7146" calcext:value-type="float">
            <text:p>26.7146</text:p>
          </table:table-cell>
          <table:table-cell table:formula="of:=320784/10000" office:value-type="float" office:value="32.0784" calcext:value-type="float">
            <text:p>32.0784</text:p>
          </table:table-cell>
          <table:table-cell table:formula="of:=381743/10000" office:value-type="float" office:value="38.1743" calcext:value-type="float">
            <text:p>38.1743</text:p>
          </table:table-cell>
          <table:table-cell table:formula="of:=452222/10000" office:value-type="float" office:value="45.2222" calcext:value-type="float">
            <text:p>45.2222</text:p>
          </table:table-cell>
          <table:table-cell table:formula="of:=534561/10000" office:value-type="float" office:value="53.4561" calcext:value-type="float">
            <text:p>53.4561</text:p>
          </table:table-cell>
          <table:table-cell table:formula="of:=625790/10000" office:value-type="float" office:value="62.579" calcext:value-type="float">
            <text:p>62.579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9</text:p>
          </table:table-cell>
          <table:table-cell table:style-name="ce3" table:formula="of:= [.D23] / [.C23]" office:value-type="float" office:value="0.0119047619047619" calcext:value-type="float">
            <text:p>0.011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 1 - [.G23]" office:value-type="float" office:value="0.9987" calcext:value-type="float">
            <text:p>0.9987</text:p>
          </table:table-cell>
          <table:table-cell table:style-name="ce5" office:value-type="string" calcext:value-type="string">
            <text:p>Вероятност</text:p>
          </table:table-cell>
          <table:table-cell table:formula="of:=13/10000" office:value-type="float" office:value="0.0013" calcext:value-type="float">
            <text:p>0.0013</text:p>
          </table:table-cell>
          <table:table-cell table:formula="of:=4/10000" office:value-type="float" office:value="0.0004" calcext:value-type="float">
            <text:p>0.0004</text:p>
          </table:table-cell>
          <table:table-cell table:formula="of:=32/10000" office:value-type="float" office:value="0.0032" calcext:value-type="float">
            <text:p>0.0032</text:p>
          </table:table-cell>
          <table:table-cell table:formula="of:=132/10000" office:value-type="float" office:value="0.0132" calcext:value-type="float">
            <text:p>0.0132</text:p>
          </table:table-cell>
          <table:table-cell table:formula="of:=342/10000" office:value-type="float" office:value="0.0342" calcext:value-type="float">
            <text:p>0.0342</text:p>
          </table:table-cell>
          <table:table-cell table:formula="of:=799/10000" office:value-type="float" office:value="0.0799" calcext:value-type="float">
            <text:p>0.0799</text:p>
          </table:table-cell>
          <table:table-cell table:formula="of:=1804/10000" office:value-type="float" office:value="0.1804" calcext:value-type="float">
            <text:p>0.1804</text:p>
          </table:table-cell>
          <table:table-cell table:formula="of:=3147/10000" office:value-type="float" office:value="0.3147" calcext:value-type="float">
            <text:p>0.3147</text:p>
          </table:table-cell>
          <table:table-cell table:formula="of:=5343/10000" office:value-type="float" office:value="0.5343" calcext:value-type="float">
            <text:p>0.5343</text:p>
          </table:table-cell>
          <table:table-cell table:formula="of:=8718/10000" office:value-type="float" office:value="0.8718" calcext:value-type="float">
            <text:p>0.8718</text:p>
          </table:table-cell>
          <table:table-cell table:formula="of:=13381/10000" office:value-type="float" office:value="1.3381" calcext:value-type="float">
            <text:p>1.3381</text:p>
          </table:table-cell>
          <table:table-cell table:formula="of:=20340/10000" office:value-type="float" office:value="2.034" calcext:value-type="float">
            <text:p>2.034</text:p>
          </table:table-cell>
          <table:table-cell table:formula="of:=29294/10000" office:value-type="float" office:value="2.9294" calcext:value-type="float">
            <text:p>2.9294</text:p>
          </table:table-cell>
          <table:table-cell table:formula="of:=42039/10000" office:value-type="float" office:value="4.2039" calcext:value-type="float">
            <text:p>4.2039</text:p>
          </table:table-cell>
          <table:table-cell table:formula="of:=57938/10000" office:value-type="float" office:value="5.7938" calcext:value-type="float">
            <text:p>5.7938</text:p>
          </table:table-cell>
          <table:table-cell table:formula="of:=78535/10000" office:value-type="float" office:value="7.8535" calcext:value-type="float">
            <text:p>7.8535</text:p>
          </table:table-cell>
          <table:table-cell table:formula="of:=106741/10000" office:value-type="float" office:value="10.6741" calcext:value-type="float">
            <text:p>10.6741</text:p>
          </table:table-cell>
          <table:table-cell table:formula="of:=139049/10000" office:value-type="float" office:value="13.9049" calcext:value-type="float">
            <text:p>13.9049</text:p>
          </table:table-cell>
          <table:table-cell table:formula="of:=177507/10000" office:value-type="float" office:value="17.7507" calcext:value-type="float">
            <text:p>17.7507</text:p>
          </table:table-cell>
          <table:table-cell table:formula="of:=227681/10000" office:value-type="float" office:value="22.7681" calcext:value-type="float">
            <text:p>22.7681</text:p>
          </table:table-cell>
          <table:table-cell table:formula="of:=286853/10000" office:value-type="float" office:value="28.6853" calcext:value-type="float">
            <text:p>28.6853</text:p>
          </table:table-cell>
          <table:table-cell table:formula="of:=359002/10000" office:value-type="float" office:value="35.9002" calcext:value-type="float">
            <text:p>35.9002</text:p>
          </table:table-cell>
          <table:table-cell table:formula="of:=446131/10000" office:value-type="float" office:value="44.6131" calcext:value-type="float">
            <text:p>44.6131</text:p>
          </table:table-cell>
          <table:table-cell table:formula="of:=543181/10000" office:value-type="float" office:value="54.3181" calcext:value-type="float">
            <text:p>54.3181</text:p>
          </table:table-cell>
          <table:table-cell table:formula="of:=659545/10000" office:value-type="float" office:value="65.9545" calcext:value-type="float">
            <text:p>65.9545</text:p>
          </table:table-cell>
          <table:table-cell table:formula="of:=802617/10000" office:value-type="float" office:value="80.2617" calcext:value-type="float">
            <text:p>80.2617</text:p>
          </table:table-cell>
          <table:table-cell table:formula="of:=955892/10000" office:value-type="float" office:value="95.5892" calcext:value-type="float">
            <text:p>95.5892</text:p>
          </table:table-cell>
          <table:table-cell table:formula="of:=1149821/10000" office:value-type="float" office:value="114.9821" calcext:value-type="float">
            <text:p>114.9821</text:p>
          </table:table-cell>
          <table:table-cell table:formula="of:=1359002/10000" office:value-type="float" office:value="135.9002" calcext:value-type="float">
            <text:p>135.9002</text:p>
          </table:table-cell>
          <table:table-cell table:formula="of:=1594627/10000" office:value-type="float" office:value="159.4627" calcext:value-type="float">
            <text:p>159.4627</text:p>
          </table:table-cell>
          <table:table-cell table:formula="of:=1868720/10000" office:value-type="float" office:value="186.872" calcext:value-type="float">
            <text:p>186.872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6/10</text:p>
          </table:table-cell>
          <table:table-cell table:style-name="ce3" table:formula="of:= [.D24] / [.C24]" office:value-type="float" office:value="0.00476190476190476" calcext:value-type="float">
            <text:p>0.0048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formula="of:= 1 - [.G24]" office:value-type="float" office:value="0.9995" calcext:value-type="float">
            <text:p>0.9995</text:p>
          </table:table-cell>
          <table:table-cell table:style-name="ce5" office:value-type="string" calcext:value-type="string">
            <text:p>Вероятност</text:p>
          </table:table-cell>
          <table:table-cell table:formula="of:=5/10000" office:value-type="float" office:value="0.0005" calcext:value-type="float">
            <text:p>0.0005</text:p>
          </table:table-cell>
          <table:table-cell table:formula="of:=16/10000" office:value-type="float" office:value="0.0016" calcext:value-type="float">
            <text:p>0.0016</text:p>
          </table:table-cell>
          <table:table-cell table:formula="of:=89/10000" office:value-type="float" office:value="0.0089" calcext:value-type="float">
            <text:p>0.0089</text:p>
          </table:table-cell>
          <table:table-cell table:formula="of:=369/10000" office:value-type="float" office:value="0.0369" calcext:value-type="float">
            <text:p>0.0369</text:p>
          </table:table-cell>
          <table:table-cell table:formula="of:=871/10000" office:value-type="float" office:value="0.0871" calcext:value-type="float">
            <text:p>0.0871</text:p>
          </table:table-cell>
          <table:table-cell table:formula="of:=2190/10000" office:value-type="float" office:value="0.219" calcext:value-type="float">
            <text:p>0.219</text:p>
          </table:table-cell>
          <table:table-cell table:formula="of:=4224/10000" office:value-type="float" office:value="0.4224" calcext:value-type="float">
            <text:p>0.4224</text:p>
          </table:table-cell>
          <table:table-cell table:formula="of:=7822/10000" office:value-type="float" office:value="0.7822" calcext:value-type="float">
            <text:p>0.7822</text:p>
          </table:table-cell>
          <table:table-cell table:formula="of:=13284/10000" office:value-type="float" office:value="1.3284" calcext:value-type="float">
            <text:p>1.3284</text:p>
          </table:table-cell>
          <table:table-cell table:formula="of:=22148/10000" office:value-type="float" office:value="2.2148" calcext:value-type="float">
            <text:p>2.2148</text:p>
          </table:table-cell>
          <table:table-cell table:formula="of:=33942/10000" office:value-type="float" office:value="3.3942" calcext:value-type="float">
            <text:p>3.3942</text:p>
          </table:table-cell>
          <table:table-cell table:formula="of:=49984/10000" office:value-type="float" office:value="4.9984" calcext:value-type="float">
            <text:p>4.9984</text:p>
          </table:table-cell>
          <table:table-cell table:formula="of:=74548/10000" office:value-type="float" office:value="7.4548" calcext:value-type="float">
            <text:p>7.4548</text:p>
          </table:table-cell>
          <table:table-cell table:formula="of:=104904/10000" office:value-type="float" office:value="10.4904" calcext:value-type="float">
            <text:p>10.4904</text:p>
          </table:table-cell>
          <table:table-cell table:formula="of:=143674/10000" office:value-type="float" office:value="14.3674" calcext:value-type="float">
            <text:p>14.3674</text:p>
          </table:table-cell>
          <table:table-cell table:formula="of:=197106/10000" office:value-type="float" office:value="19.7106" calcext:value-type="float">
            <text:p>19.7106</text:p>
          </table:table-cell>
          <table:table-cell table:formula="of:=260740/10000" office:value-type="float" office:value="26.074" calcext:value-type="float">
            <text:p>26.074</text:p>
          </table:table-cell>
          <table:table-cell table:formula="of:=342774/10000" office:value-type="float" office:value="34.2774" calcext:value-type="float">
            <text:p>34.2774</text:p>
          </table:table-cell>
          <table:table-cell table:formula="of:=441171/10000" office:value-type="float" office:value="44.1171" calcext:value-type="float">
            <text:p>44.1171</text:p>
          </table:table-cell>
          <table:table-cell table:formula="of:=564449/10000" office:value-type="float" office:value="56.4449" calcext:value-type="float">
            <text:p>56.4449</text:p>
          </table:table-cell>
          <table:table-cell table:formula="of:=715358/10000" office:value-type="float" office:value="71.5358" calcext:value-type="float">
            <text:p>71.5358</text:p>
          </table:table-cell>
          <table:table-cell table:formula="of:=894631/10000" office:value-type="float" office:value="89.4631" calcext:value-type="float">
            <text:p>89.4631</text:p>
          </table:table-cell>
          <table:table-cell table:formula="of:=1110720/10000" office:value-type="float" office:value="111.072" calcext:value-type="float">
            <text:p>111.072</text:p>
          </table:table-cell>
          <table:table-cell table:formula="of:=1360878/10000" office:value-type="float" office:value="136.0878" calcext:value-type="float">
            <text:p>136.0878</text:p>
          </table:table-cell>
          <table:table-cell table:formula="of:=1656458/10000" office:value-type="float" office:value="165.6458" calcext:value-type="float">
            <text:p>165.6458</text:p>
          </table:table-cell>
          <table:table-cell table:formula="of:=1992248/10000" office:value-type="float" office:value="199.2248" calcext:value-type="float">
            <text:p>199.2248</text:p>
          </table:table-cell>
          <table:table-cell table:formula="of:=2405054/10000" office:value-type="float" office:value="240.5054" calcext:value-type="float">
            <text:p>240.5054</text:p>
          </table:table-cell>
          <table:table-cell table:formula="of:=2870037/10000" office:value-type="float" office:value="287.0037" calcext:value-type="float">
            <text:p>287.0037</text:p>
          </table:table-cell>
          <table:table-cell table:formula="of:=3398654/10000" office:value-type="float" office:value="339.8654" calcext:value-type="float">
            <text:p>339.8654</text:p>
          </table:table-cell>
          <table:table-cell table:formula="of:=3998108/10000" office:value-type="float" office:value="399.8108" calcext:value-type="float">
            <text:p>399.8108</text:p>
          </table:table-cell>
          <table:table-cell table:formula="of:=4685169/10000" office:value-type="float" office:value="468.5169" calcext:value-type="float">
            <text:p>468.5169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5"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Общо RTP%</text:p>
          </table:table-cell>
          <table:table-cell table:style-name="ce1" office:value-type="string" calcext:value-type="string">
            <text:p>Познаване при изтеглена топка номер:</text:p>
          </table:table-cell>
          <table:table-cell table:style-name="ce1" office:value-type="string" calcext:value-type="string">
            <text:p>Няма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4:.AK34])" office:value-type="float" office:value="475748.8719" calcext:value-type="float">
            <text:p>475748.87</text:p>
          </table:table-cell>
          <table:table-cell table:style-name="ce5" office:value-type="string" calcext:value-type="string">
            <text:p>RTP%</text:p>
          </table:table-cell>
          <table:table-cell table:formula="of:= 100 * [.G20] * [.G27]" office:value-type="float" office:value="0" calcext:value-type="float">
            <text:p>0</text:p>
          </table:table-cell>
          <table:table-cell table:formula="of:= 100 * [.H20] * [.H27]" office:value-type="float" office:value="0.001" calcext:value-type="float">
            <text:p>0.001</text:p>
          </table:table-cell>
          <table:table-cell table:formula="of:= 100 * [.I20] * [.I27]" office:value-type="float" office:value="0.0009" calcext:value-type="float">
            <text:p>0.0009</text:p>
          </table:table-cell>
          <table:table-cell table:formula="of:= 100 * [.J20] * [.J27]" office:value-type="float" office:value="1600" calcext:value-type="float">
            <text:p>1600</text:p>
          </table:table-cell>
          <table:table-cell table:formula="of:= 100 * [.K20] * [.K27]" office:value-type="float" office:value="2800" calcext:value-type="float">
            <text:p>2800</text:p>
          </table:table-cell>
          <table:table-cell table:formula="of:= 100 * [.L20] * [.L27]" office:value-type="float" office:value="4800" calcext:value-type="float">
            <text:p>4800</text:p>
          </table:table-cell>
          <table:table-cell table:formula="of:= 100 * [.M20] * [.M27]" office:value-type="float" office:value="8000" calcext:value-type="float">
            <text:p>8000</text:p>
          </table:table-cell>
          <table:table-cell table:formula="of:= 100 * [.N20] * [.N27]" office:value-type="float" office:value="16000" calcext:value-type="float">
            <text:p>16000</text:p>
          </table:table-cell>
          <table:table-cell table:formula="of:= 100 * [.O20] * [.O27]" office:value-type="float" office:value="20100" calcext:value-type="float">
            <text:p>20100</text:p>
          </table:table-cell>
          <table:table-cell table:formula="of:= 100 * [.P20] * [.P27]" office:value-type="float" office:value="21600" calcext:value-type="float">
            <text:p>21600</text:p>
          </table:table-cell>
          <table:table-cell table:formula="of:= 100 * [.Q20] * [.Q27]" office:value-type="float" office:value="14800" calcext:value-type="float">
            <text:p>14800</text:p>
          </table:table-cell>
          <table:table-cell table:formula="of:= 100 * [.R20] * [.R27]" office:value-type="float" office:value="20880" calcext:value-type="float">
            <text:p>20880</text:p>
          </table:table-cell>
          <table:table-cell table:formula="of:= 100 * [.S20] * [.S27]" office:value-type="float" office:value="26720" calcext:value-type="float">
            <text:p>26720</text:p>
          </table:table-cell>
          <table:table-cell table:formula="of:= 100 * [.T20] * [.T27]" office:value-type="float" office:value="34510" calcext:value-type="float">
            <text:p>34510</text:p>
          </table:table-cell>
          <table:table-cell table:formula="of:= 100 * [.U20] * [.U27]" office:value-type="float" office:value="42240" calcext:value-type="float">
            <text:p>42240</text:p>
          </table:table-cell>
          <table:table-cell table:formula="of:= 100 * [.V20] * [.V27]" office:value-type="float" office:value="52550" calcext:value-type="float">
            <text:p>52550</text:p>
          </table:table-cell>
          <table:table-cell table:formula="of:= 100 * [.W20] * [.W27]" office:value-type="float" office:value="50400" calcext:value-type="float">
            <text:p>50400</text:p>
          </table:table-cell>
          <table:table-cell table:formula="of:= 100 * [.X20] * [.X27]" office:value-type="float" office:value="49350" calcext:value-type="float">
            <text:p>49350</text:p>
          </table:table-cell>
          <table:table-cell table:formula="of:= 100 * [.Y20] * [.Y27]" office:value-type="float" office:value="41520" calcext:value-type="float">
            <text:p>41520</text:p>
          </table:table-cell>
          <table:table-cell table:formula="of:= 100 * [.Z20] * [.Z27]" office:value-type="float" office:value="27910" calcext:value-type="float">
            <text:p>27910</text:p>
          </table:table-cell>
          <table:table-cell table:formula="of:= 100 * [.AA20] * [.AA27]" office:value-type="float" office:value="17355" calcext:value-type="float">
            <text:p>17355</text:p>
          </table:table-cell>
          <table:table-cell table:formula="of:= 100 * [.AB20] * [.AB27]" office:value-type="float" office:value="4282" calcext:value-type="float">
            <text:p>4282</text:p>
          </table:table-cell>
          <table:table-cell table:formula="of:= 100 * [.AC20] * [.AC27]" office:value-type="float" office:value="3979.5" calcext:value-type="float">
            <text:p>3979.5</text:p>
          </table:table-cell>
          <table:table-cell table:formula="of:= 100 * [.AD20] * [.AD27]" office:value-type="float" office:value="3289" calcext:value-type="float">
            <text:p>3289</text:p>
          </table:table-cell>
          <table:table-cell table:formula="of:= 100 * [.AE20] * [.AE27]" office:value-type="float" office:value="3158.4" calcext:value-type="float">
            <text:p>3158.4</text:p>
          </table:table-cell>
          <table:table-cell table:formula="of:= 100 * [.AF20] * [.AF27]" office:value-type="float" office:value="2826.9" calcext:value-type="float">
            <text:p>2826.9</text:p>
          </table:table-cell>
          <table:table-cell table:formula="of:= 100 * [.AG20] * [.AG27]" office:value-type="float" office:value="2302.8" calcext:value-type="float">
            <text:p>2302.8</text:p>
          </table:table-cell>
          <table:table-cell table:formula="of:= 100 * [.AH20] * [.AH27]" office:value-type="float" office:value="1365.7" calcext:value-type="float">
            <text:p>1365.7</text:p>
          </table:table-cell>
          <table:table-cell table:formula="of:= 100 * [.AI20] * [.AI27]" office:value-type="float" office:value="805.25" calcext:value-type="float">
            <text:p>805.25</text:p>
          </table:table-cell>
          <table:table-cell table:formula="of:= 100 * [.AJ20] * [.AJ27]" office:value-type="float" office:value="381.2" calcext:value-type="float">
            <text:p>381.2</text:p>
          </table:table-cell>
          <table:table-cell table:formula="of:= 100 * [.AK20] * [.AK27]" office:value-type="float" office:value="223.12" calcext:value-type="float">
            <text:p>223.1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5:.AK35])" office:value-type="float" office:value="3315802.861" calcext:value-type="float">
            <text:p>3315802.86</text:p>
          </table:table-cell>
          <table:table-cell table:style-name="ce5" office:value-type="string" calcext:value-type="string">
            <text:p>RTP%</text:p>
          </table:table-cell>
          <table:table-cell table:formula="of:= 100 * [.G21] * [.G28]" office:value-type="float" office:value="0" calcext:value-type="float">
            <text:p>0</text:p>
          </table:table-cell>
          <table:table-cell table:formula="of:= 100 * [.H21] * [.H28]" office:value-type="float" office:value="0.001" calcext:value-type="float">
            <text:p>0.001</text:p>
          </table:table-cell>
          <table:table-cell table:formula="of:= 100 * [.I21] * [.I28]" office:value-type="float" office:value="4500" calcext:value-type="float">
            <text:p>4500</text:p>
          </table:table-cell>
          <table:table-cell table:formula="of:= 100 * [.J21] * [.J28]" office:value-type="float" office:value="15200" calcext:value-type="float">
            <text:p>15200</text:p>
          </table:table-cell>
          <table:table-cell table:formula="of:= 100 * [.K21] * [.K28]" office:value-type="float" office:value="24500" calcext:value-type="float">
            <text:p>24500</text:p>
          </table:table-cell>
          <table:table-cell table:formula="of:= 100 * [.L21] * [.L28]" office:value-type="float" office:value="39600" calcext:value-type="float">
            <text:p>39600</text:p>
          </table:table-cell>
          <table:table-cell table:formula="of:= 100 * [.M21] * [.M28]" office:value-type="float" office:value="68500" calcext:value-type="float">
            <text:p>68500</text:p>
          </table:table-cell>
          <table:table-cell table:formula="of:= 100 * [.N21] * [.N28]" office:value-type="float" office:value="104000" calcext:value-type="float">
            <text:p>104000</text:p>
          </table:table-cell>
          <table:table-cell table:formula="of:= 100 * [.O21] * [.O28]" office:value-type="float" office:value="130500" calcext:value-type="float">
            <text:p>130500</text:p>
          </table:table-cell>
          <table:table-cell table:formula="of:= 100 * [.P21] * [.P28]" office:value-type="float" office:value="151000" calcext:value-type="float">
            <text:p>151000</text:p>
          </table:table-cell>
          <table:table-cell table:formula="of:= 100 * [.Q21] * [.Q28]" office:value-type="float" office:value="111100" calcext:value-type="float">
            <text:p>111100</text:p>
          </table:table-cell>
          <table:table-cell table:formula="of:= 100 * [.R21] * [.R28]" office:value-type="float" office:value="153000" calcext:value-type="float">
            <text:p>153000</text:p>
          </table:table-cell>
          <table:table-cell table:formula="of:= 100 * [.S21] * [.S28]" office:value-type="float" office:value="199920" calcext:value-type="float">
            <text:p>199920</text:p>
          </table:table-cell>
          <table:table-cell table:formula="of:= 100 * [.T21] * [.T28]" office:value-type="float" office:value="246330" calcext:value-type="float">
            <text:p>246330</text:p>
          </table:table-cell>
          <table:table-cell table:formula="of:= 100 * [.U21] * [.U28]" office:value-type="float" office:value="291780" calcext:value-type="float">
            <text:p>291780</text:p>
          </table:table-cell>
          <table:table-cell table:formula="of:= 100 * [.V21] * [.V28]" office:value-type="float" office:value="329700" calcext:value-type="float">
            <text:p>329700</text:p>
          </table:table-cell>
          <table:table-cell table:formula="of:= 100 * [.W21] * [.W28]" office:value-type="float" office:value="345200" calcext:value-type="float">
            <text:p>345200</text:p>
          </table:table-cell>
          <table:table-cell table:formula="of:= 100 * [.X21] * [.X28]" office:value-type="float" office:value="339480" calcext:value-type="float">
            <text:p>339480</text:p>
          </table:table-cell>
          <table:table-cell table:formula="of:= 100 * [.Y21] * [.Y28]" office:value-type="float" office:value="294180" calcext:value-type="float">
            <text:p>294180</text:p>
          </table:table-cell>
          <table:table-cell table:formula="of:= 100 * [.Z21] * [.Z28]" office:value-type="float" office:value="189660" calcext:value-type="float">
            <text:p>189660</text:p>
          </table:table-cell>
          <table:table-cell table:formula="of:= 100 * [.AA21] * [.AA28]" office:value-type="float" office:value="119985" calcext:value-type="float">
            <text:p>119985</text:p>
          </table:table-cell>
          <table:table-cell table:formula="of:= 100 * [.AB21] * [.AB28]" office:value-type="float" office:value="29855" calcext:value-type="float">
            <text:p>29855</text:p>
          </table:table-cell>
          <table:table-cell table:formula="of:= 100 * [.AC21] * [.AC28]" office:value-type="float" office:value="27732" calcext:value-type="float">
            <text:p>27732</text:p>
          </table:table-cell>
          <table:table-cell table:formula="of:= 100 * [.AD21] * [.AD28]" office:value-type="float" office:value="22831.5" calcext:value-type="float">
            <text:p>22831.5</text:p>
          </table:table-cell>
          <table:table-cell table:formula="of:= 100 * [.AE21] * [.AE28]" office:value-type="float" office:value="21955.2" calcext:value-type="float">
            <text:p>21955.2</text:p>
          </table:table-cell>
          <table:table-cell table:formula="of:= 100 * [.AF21] * [.AF28]" office:value-type="float" office:value="19791.9" calcext:value-type="float">
            <text:p>19791.9</text:p>
          </table:table-cell>
          <table:table-cell table:formula="of:= 100 * [.AG21] * [.AG28]" office:value-type="float" office:value="15990.4" calcext:value-type="float">
            <text:p>15990.4</text:p>
          </table:table-cell>
          <table:table-cell table:formula="of:= 100 * [.AH21] * [.AH28]" office:value-type="float" office:value="9621.8" calcext:value-type="float">
            <text:p>9621.8</text:p>
          </table:table-cell>
          <table:table-cell table:formula="of:= 100 * [.AI21] * [.AI28]" office:value-type="float" office:value="5663.15" calcext:value-type="float">
            <text:p>5663.15</text:p>
          </table:table-cell>
          <table:table-cell table:formula="of:= 100 * [.AJ21] * [.AJ28]" office:value-type="float" office:value="2668.22" calcext:value-type="float">
            <text:p>2668.22</text:p>
          </table:table-cell>
          <table:table-cell table:formula="of:= 100 * [.AK21] * [.AK28]" office:value-type="float" office:value="1558.69" calcext:value-type="float">
            <text:p>1558.69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6:.AK36])" office:value-type="float" office:value="13297789.12" calcext:value-type="float">
            <text:p>13297789.12</text:p>
          </table:table-cell>
          <table:table-cell table:style-name="ce5" office:value-type="string" calcext:value-type="string">
            <text:p>RTP%</text:p>
          </table:table-cell>
          <table:table-cell table:formula="of:= 100 * [.G22] * [.G29]" office:value-type="float" office:value="0" calcext:value-type="float">
            <text:p>0</text:p>
          </table:table-cell>
          <table:table-cell table:formula="of:= 100 * [.H22] * [.H29]" office:value-type="float" office:value="1000" calcext:value-type="float">
            <text:p>1000</text:p>
          </table:table-cell>
          <table:table-cell table:formula="of:= 100 * [.I22] * [.I29]" office:value-type="float" office:value="10800" calcext:value-type="float">
            <text:p>10800</text:p>
          </table:table-cell>
          <table:table-cell table:formula="of:= 100 * [.J22] * [.J29]" office:value-type="float" office:value="51200" calcext:value-type="float">
            <text:p>51200</text:p>
          </table:table-cell>
          <table:table-cell table:formula="of:= 100 * [.K22] * [.K29]" office:value-type="float" office:value="91700" calcext:value-type="float">
            <text:p>91700</text:p>
          </table:table-cell>
          <table:table-cell table:formula="of:= 100 * [.L22] * [.L29]" office:value-type="float" office:value="183600" calcext:value-type="float">
            <text:p>183600</text:p>
          </table:table-cell>
          <table:table-cell table:formula="of:= 100 * [.M22] * [.M29]" office:value-type="float" office:value="312500" calcext:value-type="float">
            <text:p>312500</text:p>
          </table:table-cell>
          <table:table-cell table:formula="of:= 100 * [.N22] * [.N29]" office:value-type="float" office:value="409200" calcext:value-type="float">
            <text:p>409200</text:p>
          </table:table-cell>
          <table:table-cell table:formula="of:= 100 * [.O22] * [.O29]" office:value-type="float" office:value="549000" calcext:value-type="float">
            <text:p>549000</text:p>
          </table:table-cell>
          <table:table-cell table:formula="of:= 100 * [.P22] * [.P29]" office:value-type="float" office:value="599800" calcext:value-type="float">
            <text:p>599800</text:p>
          </table:table-cell>
          <table:table-cell table:formula="of:= 100 * [.Q22] * [.Q29]" office:value-type="float" office:value="452200" calcext:value-type="float">
            <text:p>452200</text:p>
          </table:table-cell>
          <table:table-cell table:formula="of:= 100 * [.R22] * [.R29]" office:value-type="float" office:value="600840" calcext:value-type="float">
            <text:p>600840</text:p>
          </table:table-cell>
          <table:table-cell table:formula="of:= 100 * [.S22] * [.S29]" office:value-type="float" office:value="799520" calcext:value-type="float">
            <text:p>799520</text:p>
          </table:table-cell>
          <table:table-cell table:formula="of:= 100 * [.T22] * [.T29]" office:value-type="float" office:value="983920" calcext:value-type="float">
            <text:p>983920</text:p>
          </table:table-cell>
          <table:table-cell table:formula="of:= 100 * [.U22] * [.U29]" office:value-type="float" office:value="1163100" calcext:value-type="float">
            <text:p>1163100</text:p>
          </table:table-cell>
          <table:table-cell table:formula="of:= 100 * [.V22] * [.V29]" office:value-type="float" office:value="1302050" calcext:value-type="float">
            <text:p>1302050</text:p>
          </table:table-cell>
          <table:table-cell table:formula="of:= 100 * [.W22] * [.W29]" office:value-type="float" office:value="1377520" calcext:value-type="float">
            <text:p>1377520</text:p>
          </table:table-cell>
          <table:table-cell table:formula="of:= 100 * [.X22] * [.X29]" office:value-type="float" office:value="1357890" calcext:value-type="float">
            <text:p>1357890</text:p>
          </table:table-cell>
          <table:table-cell table:formula="of:= 100 * [.Y22] * [.Y29]" office:value-type="float" office:value="1183600" calcext:value-type="float">
            <text:p>1183600</text:p>
          </table:table-cell>
          <table:table-cell table:formula="of:= 100 * [.Z22] * [.Z29]" office:value-type="float" office:value="754970" calcext:value-type="float">
            <text:p>754970</text:p>
          </table:table-cell>
          <table:table-cell table:formula="of:= 100 * [.AA22] * [.AA29]" office:value-type="float" office:value="480590" calcext:value-type="float">
            <text:p>480590</text:p>
          </table:table-cell>
          <table:table-cell table:formula="of:= 100 * [.AB22] * [.AB29]" office:value-type="float" office:value="119717" calcext:value-type="float">
            <text:p>119717</text:p>
          </table:table-cell>
          <table:table-cell table:formula="of:= 100 * [.AC22] * [.AC29]" office:value-type="float" office:value="110526" calcext:value-type="float">
            <text:p>110526</text:p>
          </table:table-cell>
          <table:table-cell table:formula="of:= 100 * [.AD22] * [.AD29]" office:value-type="float" office:value="91703" calcext:value-type="float">
            <text:p>91703</text:p>
          </table:table-cell>
          <table:table-cell table:formula="of:= 100 * [.AE22] * [.AE29]" office:value-type="float" office:value="88808" calcext:value-type="float">
            <text:p>88808</text:p>
          </table:table-cell>
          <table:table-cell table:formula="of:= 100 * [.AF22] * [.AF29]" office:value-type="float" office:value="80143.8" calcext:value-type="float">
            <text:p>80143.8</text:p>
          </table:table-cell>
          <table:table-cell table:formula="of:= 100 * [.AG22] * [.AG29]" office:value-type="float" office:value="64156.8" calcext:value-type="float">
            <text:p>64156.8</text:p>
          </table:table-cell>
          <table:table-cell table:formula="of:= 100 * [.AH22] * [.AH29]" office:value-type="float" office:value="38174.3" calcext:value-type="float">
            <text:p>38174.3</text:p>
          </table:table-cell>
          <table:table-cell table:formula="of:= 100 * [.AI22] * [.AI29]" office:value-type="float" office:value="22611.1" calcext:value-type="float">
            <text:p>22611.1</text:p>
          </table:table-cell>
          <table:table-cell table:formula="of:= 100 * [.AJ22] * [.AJ29]" office:value-type="float" office:value="10691.22" calcext:value-type="float">
            <text:p>10691.22</text:p>
          </table:table-cell>
          <table:table-cell table:formula="of:= 100 * [.AK22] * [.AK29]" office:value-type="float" office:value="6257.9" calcext:value-type="float">
            <text:p>6257.9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7:.AK37])" office:value-type="float" office:value="39819289.19" calcext:value-type="float">
            <text:p>39819289.19</text:p>
          </table:table-cell>
          <table:table-cell table:style-name="ce5" office:value-type="string" calcext:value-type="string">
            <text:p>RTP%</text:p>
          </table:table-cell>
          <table:table-cell table:formula="of:= 100 * [.G23] * [.G30]" office:value-type="float" office:value="0" calcext:value-type="float">
            <text:p>0</text:p>
          </table:table-cell>
          <table:table-cell table:formula="of:= 100 * [.H23] * [.H30]" office:value-type="float" office:value="4000" calcext:value-type="float">
            <text:p>4000</text:p>
          </table:table-cell>
          <table:table-cell table:formula="of:= 100 * [.I23] * [.I30]" office:value-type="float" office:value="28800" calcext:value-type="float">
            <text:p>28800</text:p>
          </table:table-cell>
          <table:table-cell table:formula="of:= 100 * [.J23] * [.J30]" office:value-type="float" office:value="105600" calcext:value-type="float">
            <text:p>105600</text:p>
          </table:table-cell>
          <table:table-cell table:formula="of:= 100 * [.K23] * [.K30]" office:value-type="float" office:value="239400" calcext:value-type="float">
            <text:p>239400</text:p>
          </table:table-cell>
          <table:table-cell table:formula="of:= 100 * [.L23] * [.L30]" office:value-type="float" office:value="479400" calcext:value-type="float">
            <text:p>479400</text:p>
          </table:table-cell>
          <table:table-cell table:formula="of:= 100 * [.M23] * [.M30]" office:value-type="float" office:value="902000" calcext:value-type="float">
            <text:p>902000</text:p>
          </table:table-cell>
          <table:table-cell table:formula="of:= 100 * [.N23] * [.N30]" office:value-type="float" office:value="1258800" calcext:value-type="float">
            <text:p>1258800</text:p>
          </table:table-cell>
          <table:table-cell table:formula="of:= 100 * [.O23] * [.O30]" office:value-type="float" office:value="1602900" calcext:value-type="float">
            <text:p>1602900</text:p>
          </table:table-cell>
          <table:table-cell table:formula="of:= 100 * [.P23] * [.P30]" office:value-type="float" office:value="1743600" calcext:value-type="float">
            <text:p>1743600</text:p>
          </table:table-cell>
          <table:table-cell table:formula="of:= 100 * [.Q23] * [.Q30]" office:value-type="float" office:value="1338100" calcext:value-type="float">
            <text:p>1338100</text:p>
          </table:table-cell>
          <table:table-cell table:formula="of:= 100 * [.R23] * [.R30]" office:value-type="float" office:value="1830600" calcext:value-type="float">
            <text:p>1830600</text:p>
          </table:table-cell>
          <table:table-cell table:formula="of:= 100 * [.S23] * [.S30]" office:value-type="float" office:value="2343520" calcext:value-type="float">
            <text:p>2343520</text:p>
          </table:table-cell>
          <table:table-cell table:formula="of:= 100 * [.T23] * [.T30]" office:value-type="float" office:value="2942730" calcext:value-type="float">
            <text:p>2942730</text:p>
          </table:table-cell>
          <table:table-cell table:formula="of:= 100 * [.U23] * [.U30]" office:value-type="float" office:value="3476280" calcext:value-type="float">
            <text:p>3476280</text:p>
          </table:table-cell>
          <table:table-cell table:formula="of:= 100 * [.V23] * [.V30]" office:value-type="float" office:value="3926750" calcext:value-type="float">
            <text:p>3926750</text:p>
          </table:table-cell>
          <table:table-cell table:formula="of:= 100 * [.W23] * [.W30]" office:value-type="float" office:value="4269640" calcext:value-type="float">
            <text:p>4269640</text:p>
          </table:table-cell>
          <table:table-cell table:formula="of:= 100 * [.X23] * [.X30]" office:value-type="float" office:value="4171470" calcext:value-type="float">
            <text:p>4171470</text:p>
          </table:table-cell>
          <table:table-cell table:formula="of:= 100 * [.Y23] * [.Y30]" office:value-type="float" office:value="3550140" calcext:value-type="float">
            <text:p>3550140</text:p>
          </table:table-cell>
          <table:table-cell table:formula="of:= 100 * [.Z23] * [.Z30]" office:value-type="float" office:value="2276810" calcext:value-type="float">
            <text:p>2276810</text:p>
          </table:table-cell>
          <table:table-cell table:formula="of:= 100 * [.AA23] * [.AA30]" office:value-type="float" office:value="1434265" calcext:value-type="float">
            <text:p>1434265</text:p>
          </table:table-cell>
          <table:table-cell table:formula="of:= 100 * [.AB23] * [.AB30]" office:value-type="float" office:value="359002" calcext:value-type="float">
            <text:p>359002</text:p>
          </table:table-cell>
          <table:table-cell table:formula="of:= 100 * [.AC23] * [.AC30]" office:value-type="float" office:value="334598.25" calcext:value-type="float">
            <text:p>334598.25</text:p>
          </table:table-cell>
          <table:table-cell table:formula="of:= 100 * [.AD23] * [.AD30]" office:value-type="float" office:value="271590.5" calcext:value-type="float">
            <text:p>271590.5</text:p>
          </table:table-cell>
          <table:table-cell table:formula="of:= 100 * [.AE23] * [.AE30]" office:value-type="float" office:value="263818" calcext:value-type="float">
            <text:p>263818</text:p>
          </table:table-cell>
          <table:table-cell table:formula="of:= 100 * [.AF23] * [.AF30]" office:value-type="float" office:value="240785.1" calcext:value-type="float">
            <text:p>240785.1</text:p>
          </table:table-cell>
          <table:table-cell table:formula="of:= 100 * [.AG23] * [.AG30]" office:value-type="float" office:value="191178.4" calcext:value-type="float">
            <text:p>191178.4</text:p>
          </table:table-cell>
          <table:table-cell table:formula="of:= 100 * [.AH23] * [.AH30]" office:value-type="float" office:value="114982.1" calcext:value-type="float">
            <text:p>114982.1</text:p>
          </table:table-cell>
          <table:table-cell table:formula="of:= 100 * [.AI23] * [.AI30]" office:value-type="float" office:value="67950.1" calcext:value-type="float">
            <text:p>67950.1</text:p>
          </table:table-cell>
          <table:table-cell table:formula="of:= 100 * [.AJ23] * [.AJ30]" office:value-type="float" office:value="31892.54" calcext:value-type="float">
            <text:p>31892.54</text:p>
          </table:table-cell>
          <table:table-cell table:formula="of:= 100 * [.AK23] * [.AK30]" office:value-type="float" office:value="18687.2" calcext:value-type="float">
            <text:p>18687.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8:.AK38])" office:value-type="float" office:value="99136868.65" calcext:value-type="float">
            <text:p>99136868.65</text:p>
          </table:table-cell>
          <table:table-cell table:style-name="ce5" office:value-type="string" calcext:value-type="string">
            <text:p>RTP%</text:p>
          </table:table-cell>
          <table:table-cell table:formula="of:= 100 * [.G24] * [.G31]" office:value-type="float" office:value="0" calcext:value-type="float">
            <text:p>0</text:p>
          </table:table-cell>
          <table:table-cell table:formula="of:= 100 * [.H24] * [.H31]" office:value-type="float" office:value="16000" calcext:value-type="float">
            <text:p>16000</text:p>
          </table:table-cell>
          <table:table-cell table:formula="of:= 100 * [.I24] * [.I31]" office:value-type="float" office:value="80100" calcext:value-type="float">
            <text:p>80100</text:p>
          </table:table-cell>
          <table:table-cell table:formula="of:= 100 * [.J24] * [.J31]" office:value-type="float" office:value="295200" calcext:value-type="float">
            <text:p>295200</text:p>
          </table:table-cell>
          <table:table-cell table:formula="of:= 100 * [.K24] * [.K31]" office:value-type="float" office:value="609700" calcext:value-type="float">
            <text:p>609700</text:p>
          </table:table-cell>
          <table:table-cell table:formula="of:= 100 * [.L24] * [.L31]" office:value-type="float" office:value="1314000" calcext:value-type="float">
            <text:p>1314000</text:p>
          </table:table-cell>
          <table:table-cell table:formula="of:= 100 * [.M24] * [.M31]" office:value-type="float" office:value="2112000" calcext:value-type="float">
            <text:p>2112000</text:p>
          </table:table-cell>
          <table:table-cell table:formula="of:= 100 * [.N24] * [.N31]" office:value-type="float" office:value="3128800" calcext:value-type="float">
            <text:p>3128800</text:p>
          </table:table-cell>
          <table:table-cell table:formula="of:= 100 * [.O24] * [.O31]" office:value-type="float" office:value="3985200" calcext:value-type="float">
            <text:p>3985200</text:p>
          </table:table-cell>
          <table:table-cell table:formula="of:= 100 * [.P24] * [.P31]" office:value-type="float" office:value="4429600" calcext:value-type="float">
            <text:p>4429600</text:p>
          </table:table-cell>
          <table:table-cell table:formula="of:= 100 * [.Q24] * [.Q31]" office:value-type="float" office:value="3394200" calcext:value-type="float">
            <text:p>3394200</text:p>
          </table:table-cell>
          <table:table-cell table:formula="of:= 100 * [.R24] * [.R31]" office:value-type="float" office:value="4498560" calcext:value-type="float">
            <text:p>4498560</text:p>
          </table:table-cell>
          <table:table-cell table:formula="of:= 100 * [.S24] * [.S31]" office:value-type="float" office:value="5963840" calcext:value-type="float">
            <text:p>5963840</text:p>
          </table:table-cell>
          <table:table-cell table:formula="of:= 100 * [.T24] * [.T31]" office:value-type="float" office:value="7343280" calcext:value-type="float">
            <text:p>7343280</text:p>
          </table:table-cell>
          <table:table-cell table:formula="of:= 100 * [.U24] * [.U31]" office:value-type="float" office:value="8620440" calcext:value-type="float">
            <text:p>8620440</text:p>
          </table:table-cell>
          <table:table-cell table:formula="of:= 100 * [.V24] * [.V31]" office:value-type="float" office:value="9855300" calcext:value-type="float">
            <text:p>9855300</text:p>
          </table:table-cell>
          <table:table-cell table:formula="of:= 100 * [.W24] * [.W31]" office:value-type="float" office:value="10429600" calcext:value-type="float">
            <text:p>10429600</text:p>
          </table:table-cell>
          <table:table-cell table:formula="of:= 100 * [.X24] * [.X31]" office:value-type="float" office:value="10283220" calcext:value-type="float">
            <text:p>10283220</text:p>
          </table:table-cell>
          <table:table-cell table:formula="of:= 100 * [.Y24] * [.Y31]" office:value-type="float" office:value="8823420" calcext:value-type="float">
            <text:p>8823420</text:p>
          </table:table-cell>
          <table:table-cell table:formula="of:= 100 * [.Z24] * [.Z31]" office:value-type="float" office:value="5644490" calcext:value-type="float">
            <text:p>5644490</text:p>
          </table:table-cell>
          <table:table-cell table:formula="of:= 100 * [.AA24] * [.AA31]" office:value-type="float" office:value="3576790" calcext:value-type="float">
            <text:p>3576790</text:p>
          </table:table-cell>
          <table:table-cell table:formula="of:= 100 * [.AB24] * [.AB31]" office:value-type="float" office:value="894631" calcext:value-type="float">
            <text:p>894631</text:p>
          </table:table-cell>
          <table:table-cell table:formula="of:= 100 * [.AC24] * [.AC31]" office:value-type="float" office:value="833040" calcext:value-type="float">
            <text:p>833040</text:p>
          </table:table-cell>
          <table:table-cell table:formula="of:= 100 * [.AD24] * [.AD31]" office:value-type="float" office:value="680439" calcext:value-type="float">
            <text:p>680439</text:p>
          </table:table-cell>
          <table:table-cell table:formula="of:= 100 * [.AE24] * [.AE31]" office:value-type="float" office:value="662583.2" calcext:value-type="float">
            <text:p>662583.2</text:p>
          </table:table-cell>
          <table:table-cell table:formula="of:= 100 * [.AF24] * [.AF31]" office:value-type="float" office:value="597674.4" calcext:value-type="float">
            <text:p>597674.4</text:p>
          </table:table-cell>
          <table:table-cell table:formula="of:= 100 * [.AG24] * [.AG31]" office:value-type="float" office:value="481010.8" calcext:value-type="float">
            <text:p>481010.8</text:p>
          </table:table-cell>
          <table:table-cell table:formula="of:= 100 * [.AH24] * [.AH31]" office:value-type="float" office:value="287003.7" calcext:value-type="float">
            <text:p>287003.7</text:p>
          </table:table-cell>
          <table:table-cell table:formula="of:= 100 * [.AI24] * [.AI31]" office:value-type="float" office:value="169932.7" calcext:value-type="float">
            <text:p>169932.7</text:p>
          </table:table-cell>
          <table:table-cell table:formula="of:= 100 * [.AJ24] * [.AJ31]" office:value-type="float" office:value="79962.16" calcext:value-type="float">
            <text:p>79962.16</text:p>
          </table:table-cell>
          <table:table-cell table:formula="of:= 100 * [.AK24] * [.AK31]" office:value-type="float" office:value="46851.69" calcext:value-type="float">
            <text:p>46851.69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4:19:47.7703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42:42.590296163</meta:creation-date>
    <meta:generator>LibreOffice/5.1.6.2$MacOSX_X86_64 LibreOffice_project/07ac168c60a517dba0f0d7bc7540f5afa45f0909</meta:generator>
    <dc:date>2017-08-09T14:31:02.486680000</dc:date>
    <meta:editing-duration>PT7H30M20S</meta:editing-duration>
    <meta:editing-cycles>130</meta:editing-cycles>
    <meta:document-statistic meta:table-count="1" meta:cell-count="682" meta:object-count="0"/>
  </office:meta>
</office:document-meta>
</file>